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Console" svg:font-family="Lucida Console" style:font-family-generic="modern" style:font-pitch="fixed" svg:panose-1="2 11 6 9 4 5 4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2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3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4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5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6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7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8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9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10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11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12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13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  <style:style style:name="P14" style:parent-style-name="Normal" style:family="paragraph">
      <style:paragraph-properties style:line-break="normal" fo:margin-bottom="0in" style:line-height-at-least="0.166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</style:style>
    <style:style style:name="T15" style:parent-style-name="DefaultParagraphFont" style:family="text">
      <style:text-properties style:font-name="Lucida Console" style:font-name-asian="Times New Roman" style:font-name-complex="Courier New" fo:color="#000000" style:letter-kerning="false" fo:font-size="7pt" style:font-size-asian="7pt" style:font-size-complex="7pt"/>
    </style:style>
  </office:automatic-styles>
  <office:body>
    <office:text text:use-soft-page-breaks="true">
      <text:p text:style-name="P1"><text:s text:c="3"/>degree nprune minspan thresh <text:s text:c="7"/>fdp power <text:s text:c="5"/>R2_1 <text:s text:c="5"/>R2_2 n_selected n_terms converged</text:p>
      <text:p text:style-name="P2">1 <text:s text:c="6"/>2 <text:s text:c="4"/>30 <text:s text:c="6"/>1 <text:s/>0.000 0.00000000 <text:s/>0.84 0.9857282 0.9881141 <text:s text:c="8"/>21 <text:s text:c="5"/>30 <text:s text:c="5"/>TRUE</text:p>
      <text:p text:style-name="P3">2 <text:s text:c="6"/>2 <text:s text:c="4"/>30 <text:s text:c="6"/>2 <text:s/>0.000 0.00000000 <text:s/>0.84 0.9856554 0.9880854 <text:s text:c="8"/>21 <text:s text:c="5"/>30 <text:s text:c="5"/>TRUE</text:p>
      <text:p text:style-name="P4">3 <text:s text:c="6"/>2 <text:s text:c="4"/>50 <text:s text:c="6"/>2 <text:s/>0.000 0.04545455 <text:s/>0.84 0.9879317 0.9907095 <text:s text:c="8"/>22 <text:s text:c="5"/>35 <text:s text:c="5"/>TRUE</text:p>
      <text:p text:style-name="P5">4 <text:s text:c="6"/>2 <text:s text:c="4"/>30 <text:s text:c="6"/>3 <text:s/>0.000 0.00000000 <text:s/>0.84 0.9849105 0.9883753 <text:s text:c="8"/>21 <text:s text:c="5"/>30 <text:s text:c="5"/>TRUE</text:p>
      <text:p text:style-name="P6">5 <text:s text:c="6"/>2 <text:s text:c="4"/>40 <text:s text:c="6"/>3 <text:s/>0.000 0.04545455 <text:s/>0.84 0.9867581 0.9912073 <text:s text:c="8"/>22 <text:s text:c="5"/>34 <text:s text:c="5"/>TRUE</text:p>
      <text:p text:style-name="P7">6 <text:s text:c="6"/>2 <text:s text:c="4"/>50 <text:s text:c="6"/>3 <text:s/>0.000 0.08695652 <text:s/>0.84 0.9882107 0.9921113 <text:s text:c="8"/>23 <text:s text:c="5"/>36 <text:s text:c="5"/>TRUE</text:p>
      <text:p text:style-name="P8">7 <text:s text:c="6"/>2 <text:s text:c="4"/>40 <text:s text:c="6"/>5 <text:s/>0.000 0.04545455 <text:s/>0.84 0.9879418 0.9917835 <text:s text:c="8"/>22 <text:s text:c="5"/>35 <text:s text:c="5"/>TRUE</text:p>
      <text:p text:style-name="P9">8 <text:s text:c="6"/>2 <text:s text:c="4"/>30 <text:s text:c="6"/>1 <text:s/>0.001 0.00000000 <text:s/>0.84 0.9849428 0.9880065 <text:s text:c="8"/>21 <text:s text:c="5"/>30 <text:s text:c="5"/>TRUE</text:p>
      <text:p text:style-name="P10">9 <text:s text:c="6"/>2 <text:s text:c="4"/>40 <text:s text:c="6"/>1 <text:s/>0.001 0.00000000 <text:s/>0.84 0.9896100 0.9922591 <text:s text:c="8"/>21 <text:s text:c="5"/>40 <text:s text:c="5"/>TRUE</text:p>
      <text:p text:style-name="P11">10 <text:s text:c="5"/>2 <text:s text:c="4"/>30 <text:s text:c="6"/>3 <text:s/>0.001 0.00000000 <text:s/>0.84 0.9849105 0.9883753 <text:s text:c="8"/>21 <text:s text:c="5"/>30 <text:s text:c="5"/>TRUE</text:p>
      <text:p text:style-name="P12">11 <text:s text:c="5"/>2 <text:s text:c="4"/>30 <text:s text:c="6"/>5 <text:s/>0.001 0.00000000 <text:s/>0.84 0.9850772 0.9884215 <text:s text:c="8"/>21 <text:s text:c="5"/>30 <text:s text:c="5"/>TRUE</text:p>
      <text:p text:style-name="P13">12 <text:s text:c="5"/>2 <text:s text:c="4"/>40 <text:s text:c="6"/>5 <text:s/>0.001 0.00000000 <text:s/>0.84 0.9894960 0.9923821 <text:s text:c="8"/>21 <text:s text:c="5"/>40 <text:s text:c="5"/>TRUE</text:p>
      <text:p text:style-name="P14"><text:span text:style-name="T15">13 <text:s text:c="5"/>3 <text:s text:c="4"/>50 <text:s text:c="6"/>5 <text:s/>0.001 0.00000000 <text:s/>0.84 0.9901058 0.9926088 <text:s text:c="8"/>21 <text:s text:c="5"/>42 <text:s text:c="5"/>TRU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Console" svg:font-family="Lucida Console" style:font-family-generic="modern" style:font-pitch="fixed" svg:panose-1="2 11 6 9 4 5 4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gaux Delporte</meta:initial-creator>
    <dc:creator>Margaux Delporte</dc:creator>
    <meta:creation-date>2026-01-12T16:59:00Z</meta:creation-date>
    <dc:date>2026-01-12T20:44:00Z</dc:date>
    <meta:template xlink:href="Normal" xlink:type="simple"/>
    <meta:editing-cycles>1</meta:editing-cycles>
    <meta:editing-duration>PT3000S</meta:editing-duration>
    <meta:document-statistic meta:page-count="1" meta:paragraph-count="6" meta:word-count="190" meta:character-count="1367" meta:row-count="20" meta:non-whitespace-character-count="1183"/>
  </office:meta>
</office:document-meta>
</file>